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  <draw:connector draw:style-name="gr5" draw:text-style-name="P1" draw:layer="layout" draw:type="line" svg:x1="4.258cm" svg:y1="3.626cm" svg:x2="4.258cm" svg:y2="4.391cm" svg:d="M4258 3626v765" svg:viewBox="0 0 1 766">
          <text:p/>
        </draw:connector>
        <draw:connector draw:style-name="gr5" draw:text-style-name="P1" draw:layer="layout" draw:type="line" svg:x1="4.259cm" svg:y1="3.591cm" svg:x2="4.974cm" svg:y2="3.608cm" svg:d="M4259 3591l715 17" svg:viewBox="0 0 7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20T09:43:39.756959551</dc:date>
    <dc:creator>elucterio </dc:creator>
    <meta:editing-duration>PT26M6S</meta:editing-duration>
    <meta:editing-cycles>9</meta:editing-cycles>
    <meta:generator>LibreOffice/4.2.8.2$Linux_X86_64 LibreOffice_project/420m0$Build-2</meta:generator>
    <meta:document-statistic meta:object-count="79"/>
  </office:meta>
</office:document-meta>
</file>